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4eb8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сли в случае «Дела Гарри Квеберта» швейцарца схватил так называемый синдром<office:annotation><dc:creator>&lt;анонимный&gt;</dc:creator><dc:date>2017-12-05T16:30:46</dc:date><text:p text:style-name="P2"><text:span text:style-name="T1">3</text:span></text:p></office:annotation> первого романа и он напихал в толстенный детектив все свои идеи, то вторая книга ему удалась куда больше. <office:annotation><dc:creator>&lt;анонимный&gt;</dc:creator><dc:date>2017-12-05T16:30:14</dc:date><text:p text:style-name="P2"><text:span text:style-name="T1">1</text:span></text:p></office:annotation>«Книга Балтиморов» — не детектив, а история мужской дружбы и семейная сага, плавная, размеренная и просторная, напоминающая качественный американский сериал вроде «Любовников» или «Большой маленькой лжи». </text:p>
      <text:p text:style-name="P1"><text:tab/><office:annotation office:name="__Annotation__5_1150713998"><dc:creator>&lt;анонимный&gt;</dc:creator><dc:date>2017-12-05T16:30:36</dc:date><text:p text:style-name="P2"><text:span text:style-name="T1">2</text:span></text:p></office:annotation>Небольшой роман понравится тем, кто ценит творчество Фоера. Одинаково искренне его супруга говорит голосом<office:annotation-end office:name="__Annotation__5_1150713998"/> и ироничного старика, доживающего свои дни в одиночестве на Манхэттене, и активной 15-летней девочки, пытающейся наладить личную жизнь — <office:annotation office:name="__Annotation__6_1150713998"><dc:creator>&lt;анонимный&gt;</dc:creator><dc:date>2017-12-05T16:31:01</dc:date><text:p text:style-name="P2"><text:span text:style-name="T1">4</text:span></text:p></office:annotation>и свою, и своей флегматичной матери. Связующим звеном для этих историй становится рукопись, таинс<office:annotation><dc:creator>&lt;анонимный&gt;</dc:creator><dc:date>2017-12-05T16:31:47</dc:date><text:p text:style-name="P2"><text:span text:style-name="T1">8</text:span></text:p></office:annotation>твенным образом исчезающая и возвращающаяся, и любовь — такая разная, но одинаково меняющая жизни людей. <office:annotation-end office:name="__Annotation__6_1150713998"/></text:p>
      <text:p text:style-name="P1"><text:tab/>Рассуждение о доверии и цене правды вышло в прошлом декабре и почему-то не стало в России хитом. <office:annotation office:name="__Annotation__7_1150713998"><dc:creator>&lt;анонимный&gt;</dc:creator><dc:date>2017-12-05T16:31:19</dc:date><text:p text:style-name="P2"><text:span text:style-name="T1">5</text:span></text:p><text:p text:style-name="P2"><text:span text:style-name="T1"/></text:p></office:annotation>Что совершенно возмутительно: автор-новичок сумела уложить под одну обложку <office:annotation office:name="__Annotation__8_1150713998"><dc:creator>&lt;анонимный&gt;</dc:creator><dc:date>2017-12-05T16:31:28</dc:date><text:p text:style-name="P2"><text:span text:style-name="T1">6</text:span></text:p></office:annotation>и фильмы-<office:annotation office:name="__Annotation__9_1150713998"><dc:creator>&lt;анонимный&gt;</dc:creator><dc:date>2017-12-05T16:31:41</dc:date><text:p text:style-name="P2"><text:span text:style-name="T1">7</text:span></text:p></office:annotation>нуар, и «Твин Пикс»<office:annotation-end office:name="__Annotation__8_1150713998"/>, и сюжеты Донны Тартт. Каждая глава названа в честь книги, а в них — полудетективная история девочки из<office:annotation-end office:name="__Annotation__7_1150713998"/> интеллигентной семьи Синь Ван Меер, которая в новой школе<office:annotation-end office:name="__Annotation__9_1150713998"/> нашла и друзей-аристократов, и учительницу — идеал для подражания, однако в одночасье их потеряла самым невероятным образом — а заодно и своего обожаемого отц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0S</meta:editing-duration>
    <meta:editing-cycles>9</meta:editing-cycles>
    <meta:generator>LibreOffice/5.1.1.3$Windows_X86_64 LibreOffice_project/89f508ef3ecebd2cfb8e1def0f0ba9a803b88a6d</meta:generator>
    <dc:date>2017-12-05T17:07:28.472000000</dc:date>
    <meta:document-statistic meta:table-count="0" meta:image-count="0" meta:object-count="0" meta:page-count="1" meta:paragraph-count="3" meta:word-count="192" meta:character-count="1361" meta:non-whitespace-character-count="1161"/>
    <meta:user-defined meta:name="Info 1"/>
    <meta:user-defined meta:name="Info 2"/>
    <meta:user-defined meta:name="Info 3"/>
    <meta:user-defined meta:name="Info 4"/>
  </office:meta>
</office:document-meta>
</file>